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RKamran" svg:font-family="IRKamran" style:font-pitch="variable"/>
    <style:font-face style:name="IRMashhad" svg:font-family="IRMashhad" style:font-pitch="variable"/>
    <style:font-face style:name="IRTabassom" svg:font-family="IRTabasso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text-align="end" style:justify-single-word="false" style:writing-mode="rl-tb"/>
      <style:text-properties style:font-name="IRMashhad" officeooo:paragraph-rsid="00196c51" style:font-name-complex="IRMashhad"/>
    </style:style>
    <style:style style:name="P2" style:family="paragraph" style:parent-style-name="Standard">
      <style:paragraph-properties fo:text-align="center" style:justify-single-word="false" style:writing-mode="rl-tb"/>
      <style:text-properties style:font-name="IRMashhad" style:font-name-complex="IRMashhad"/>
    </style:style>
    <style:style style:name="P3" style:family="paragraph" style:parent-style-name="Standard">
      <style:paragraph-properties fo:text-align="center" style:justify-single-word="false" style:writing-mode="rl-tb"/>
      <style:text-properties style:font-name="IRMashhad" fo:font-weight="bold" officeooo:rsid="0007d939" style:font-weight-asian="bold" style:font-name-complex="IRMashhad" style:font-weight-complex="bold"/>
    </style:style>
    <style:style style:name="P4" style:family="paragraph" style:parent-style-name="Preformatted_20_Text">
      <style:paragraph-properties fo:text-align="end" style:justify-single-word="false" style:writing-mode="rl-tb"/>
      <style:text-properties style:font-name="IRMashhad" officeooo:paragraph-rsid="004bad10" style:font-name-complex="IRMashhad"/>
    </style:style>
    <style:style style:name="P5" style:family="paragraph" style:parent-style-name="Preformatted_20_Text">
      <style:paragraph-properties fo:text-align="end" style:justify-single-word="false" style:writing-mode="rl-tb"/>
      <style:text-properties style:font-name="IRMashhad" officeooo:rsid="003e1890" officeooo:paragraph-rsid="003e1890" style:font-name-complex="IRMashhad"/>
    </style:style>
    <style:style style:name="P6" style:family="paragraph" style:parent-style-name="Preformatted_20_Text">
      <style:paragraph-properties fo:text-align="end" style:justify-single-word="false" style:writing-mode="rl-tb"/>
      <style:text-properties style:font-name="IRMashhad" officeooo:rsid="003e1890" officeooo:paragraph-rsid="0041162b" style:font-name-complex="IRMashhad"/>
    </style:style>
    <style:style style:name="P7" style:family="paragraph" style:parent-style-name="Preformatted_20_Text">
      <style:paragraph-properties fo:text-align="end" style:justify-single-word="false" style:writing-mode="rl-tb"/>
      <style:text-properties style:font-name="IRMashhad" officeooo:rsid="003e1890" officeooo:paragraph-rsid="00448094" style:font-name-complex="IRMashhad"/>
    </style:style>
    <style:style style:name="P8" style:family="paragraph" style:parent-style-name="Preformatted_20_Text">
      <style:paragraph-properties fo:text-align="end" style:justify-single-word="false" style:writing-mode="rl-tb"/>
      <style:text-properties style:font-name="IRMashhad" officeooo:rsid="003fc93a" officeooo:paragraph-rsid="003fc93a" style:font-name-complex="IRMashhad"/>
    </style:style>
    <style:style style:name="P9" style:family="paragraph" style:parent-style-name="Preformatted_20_Text">
      <style:paragraph-properties fo:text-align="end" style:justify-single-word="false" style:writing-mode="rl-tb"/>
      <style:text-properties style:font-name="IRMashhad" officeooo:rsid="004bad10" officeooo:paragraph-rsid="004bad10" style:font-name-complex="IRMashhad"/>
    </style:style>
    <style:style style:name="P10" style:family="paragraph" style:parent-style-name="Preformatted_20_Text">
      <style:paragraph-properties fo:text-align="center" style:justify-single-word="false" style:writing-mode="rl-tb"/>
      <style:text-properties style:font-name="IRMashhad" fo:font-weight="bold" officeooo:paragraph-rsid="003e1890" style:font-weight-asian="bold" style:font-name-complex="IRMashhad" style:font-weight-complex="bold"/>
    </style:style>
    <style:style style:name="P11" style:family="paragraph" style:parent-style-name="Preformatted_20_Text">
      <style:paragraph-properties fo:text-align="center" style:justify-single-word="false" style:writing-mode="rl-tb"/>
      <style:text-properties style:font-name="IRMashhad" fo:font-weight="bold" officeooo:paragraph-rsid="003e1890" style:font-weight-asian="bold" style:font-name-complex="IRKamran" style:font-weight-complex="bold"/>
    </style:style>
    <style:style style:name="P12" style:family="paragraph" style:parent-style-name="Preformatted_20_Text">
      <style:paragraph-properties fo:text-align="end" style:justify-single-word="false" style:writing-mode="rl-tb"/>
      <style:text-properties style:font-name="IRMashhad" fo:font-size="13pt" officeooo:rsid="003fc93a" officeooo:paragraph-rsid="003fe404" style:font-size-asian="13pt" style:font-name-complex="IRMashhad" style:font-size-complex="13pt"/>
    </style:style>
    <style:style style:name="P13" style:family="paragraph" style:parent-style-name="Preformatted_20_Text">
      <style:paragraph-properties fo:text-align="end" style:justify-single-word="false" style:writing-mode="rl-tb"/>
      <style:text-properties style:font-name="IRMashhad" fo:font-size="13pt" officeooo:rsid="003fc93a" officeooo:paragraph-rsid="004409b9" style:font-size-asian="13pt" style:font-name-complex="IRMashhad" style:font-size-complex="13pt"/>
    </style:style>
    <style:style style:name="P14" style:family="paragraph" style:parent-style-name="Preformatted_20_Text">
      <style:paragraph-properties fo:text-align="end" style:justify-single-word="false" style:writing-mode="rl-tb"/>
      <style:text-properties style:font-name="IRMashhad" fo:font-size="13pt" officeooo:rsid="004bad10" officeooo:paragraph-rsid="004bad10" style:font-size-asian="13pt" style:font-name-complex="IRMashhad" style:font-size-complex="13pt"/>
    </style:style>
    <style:style style:name="P15" style:family="paragraph" style:parent-style-name="Preformatted_20_Text">
      <style:paragraph-properties fo:text-align="end" style:justify-single-word="false" style:writing-mode="rl-tb"/>
      <style:text-properties style:font-name="IRMashhad" officeooo:rsid="00448094" officeooo:paragraph-rsid="00448094" style:font-name-complex="IRMashhad"/>
    </style:style>
    <style:style style:name="P16" style:family="paragraph" style:parent-style-name="Preformatted_20_Text">
      <style:paragraph-properties fo:text-align="end" style:justify-single-word="false" style:writing-mode="rl-tb"/>
      <style:text-properties style:font-name="IRMashhad" officeooo:rsid="004624fe" officeooo:paragraph-rsid="004624fe" style:font-name-complex="IRMashhad"/>
    </style:style>
    <style:style style:name="P17" style:family="paragraph" style:parent-style-name="Preformatted_20_Text">
      <style:paragraph-properties fo:text-align="end" style:justify-single-word="false" style:writing-mode="rl-tb"/>
      <style:text-properties style:font-name="IRMashhad" officeooo:rsid="004812a5" officeooo:paragraph-rsid="004812a5" style:font-name-complex="IRMashhad"/>
    </style:style>
    <style:style style:name="P18" style:family="paragraph" style:parent-style-name="Preformatted_20_Text">
      <style:paragraph-properties fo:text-align="end" style:justify-single-word="false" style:writing-mode="rl-tb"/>
      <style:text-properties style:font-name="IRMashhad" officeooo:rsid="004bad10" officeooo:paragraph-rsid="004bad10" style:font-name-complex="IRMashhad"/>
    </style:style>
    <style:style style:name="P19" style:family="paragraph">
      <loext:graphic-properties draw:fill-color="#ffaa95"/>
    </style:style>
    <style:style style:name="T1" style:family="text">
      <style:text-properties officeooo:rsid="003fc93a"/>
    </style:style>
    <style:style style:name="T2" style:family="text">
      <style:text-properties officeooo:rsid="003fe404"/>
    </style:style>
    <style:style style:name="T3" style:family="text">
      <style:text-properties style:font-name-complex="IRTabassom"/>
    </style:style>
    <style:style style:name="T4" style:family="text">
      <style:text-properties officeooo:rsid="004409b9" style:font-name-complex="IRTabassom"/>
    </style:style>
    <style:style style:name="T5" style:family="text">
      <style:text-properties officeooo:rsid="00448094" style:font-name-complex="IRTabassom"/>
    </style:style>
    <style:style style:name="T6" style:family="text">
      <style:text-properties officeooo:rsid="00428c98"/>
    </style:style>
    <style:style style:name="T7" style:family="text">
      <style:text-properties officeooo:rsid="004409b9"/>
    </style:style>
    <style:style style:name="T8" style:family="text">
      <style:text-properties fo:font-size="13pt" style:font-size-asian="13pt" style:font-name-complex="IRTabassom" style:font-size-complex="13pt"/>
    </style:style>
    <style:style style:name="T9" style:family="text">
      <style:text-properties fo:font-size="13pt" officeooo:rsid="003fe404" style:font-size-asian="13pt" style:font-name-complex="IRTabassom" style:font-size-complex="13pt"/>
    </style:style>
    <style:style style:name="T10" style:family="text">
      <style:text-properties officeooo:rsid="00448094"/>
    </style:style>
    <style:style style:name="T11" style:family="text">
      <style:text-properties officeooo:rsid="004624fe"/>
    </style:style>
    <style:style style:name="T12" style:family="text">
      <style:text-properties officeooo:rsid="0049cae3"/>
    </style:style>
    <style:style style:name="T13" style:family="text">
      <style:text-properties style:font-name-complex="IRMashhad"/>
    </style:style>
    <text:list-style style:name="L1">
      <text:list-level-style-number text:level="1" text:style-name="Numbering_20_Symbols" loext:num-list-format="%1%." style:num-suffix="." style:num-format="۱, ۲, ۳, ...">
        <style:list-level-properties text:list-level-position-and-space-mode="label-alignment" fo:text-align="end">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۱, ۲, ۳, ...">
        <style:list-level-properties text:list-level-position-and-space-mode="label-alignment" fo:text-align="end">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۱, ۲, ۳, ...">
        <style:list-level-properties text:list-level-position-and-space-mode="label-alignment" fo:text-align="end">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۱, ۲, ۳, ...">
        <style:list-level-properties text:list-level-position-and-space-mode="label-alignment" fo:text-align="end">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fo:text-align="end">
          <style:list-level-label-alignment text:label-followed-by="listtab" text:list-tab-stop-position="0.5299in" fo:text-indent="-0.25in" fo:margin-left="0.5299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799in" fo:text-indent="-0.25in" fo:margin-left="0.7799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0299in" fo:text-indent="-0.25in" fo:margin-left="1.0299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799in" fo:text-indent="-0.25in" fo:margin-left="1.2799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299in" fo:text-indent="-0.25in" fo:margin-left="1.5299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799in" fo:text-indent="-0.25in" fo:margin-left="1.7799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0299in" fo:text-indent="-0.25in" fo:margin-left="2.0299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799in" fo:text-indent="-0.25in" fo:margin-left="2.2799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299in" fo:text-indent="-0.25in" fo:margin-left="2.5299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799in" fo:text-indent="-0.25in" fo:margin-left="2.7799in"/>
        </style:list-level-properties>
      </text:list-level-style-bullet>
    </text:list-style>
    <text:list-style style:name="L13">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۱, ۲, ۳, ...">
        <style:list-level-properties text:list-level-position-and-space-mode="label-alignment" fo:text-align="end">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۱, ۲, ۳, ...">
        <style:list-level-properties text:list-level-position-and-space-mode="label-alignment" fo:text-align="end">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style:style style:name="gr1" style:family="graphic">
      <style:graphic-properties draw:fill-color="#ffaa95" draw:textarea-horizontal-align="justify" draw:textarea-vertical-align="middle" draw:auto-grow-height="false" fo:min-height="11.1543in" fo:min-width="0.282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custom-shape text:anchor-type="paragraph" draw:z-index="0" draw:name="Shape 1" draw:style-name="gr1" draw:text-style-name="P19" svg:width="0.3122in" svg:height="11.1835in" svg:x="-0.4445in" svg:y="-0.570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باسمه تعالی</text:p>
      <text:p text:style-name="P2"/>
      <text:p text:style-name="P10">نکاتی درباره</text:p>
      <text:p text:style-name="P11">قرارداد همکاری ایجاد مرکز پردازش کلان داده و هوش مصنوعی دانشگاه آزاد اسلامی واحد اصفهان (خوراسگان) با پشتیبانی شرکت فنی مهندسی ره‌پویان اصفهان</text:p>
      <text:p text:style-name="P1"/>
      <text:p text:style-name="P1"/>
      <text:p text:style-name="P5">با <text:span text:style-name="T1">عرض </text:span>سلام احتراما نکاتی که در رابطه با «قرارداد همکاری ایجاد مرکز پردازش کلان داده و هوش مصنوعی» که به نظر اینجانب رسیده است را به <text:span text:style-name="T1">استحضار</text:span> می‌رسانم.</text:p>
      <text:p text:style-name="P8"><text:span text:style-name="T11">ابتدا </text:span>مواردی را متذکر می‌شوم که قدری ابهام دارد البته حتما به راهکارهای حل مشکل و ابهام آن‌ها در مذاکرات پرداخته شده است. <text:span text:style-name="T7">ذکر این موارد برای ابهام‌زدایی از کسانی که در متن مذاکرات نبوده‌اند شاید مفید باشد.</text:span></text:p>
      <text:p text:style-name="P8"/>
      <text:p text:style-name="P5">۱ – <text:span text:style-name="T1">در قرارداد ذکر شده است که منافع حاصل از خدمات و محصولات بالسویه بین شرکت و دانشگاه تقسیم می‌شود.</text:span></text:p>
      <text:p text:style-name="P8"><text:tab/><text:span text:style-name="T8">سوال : نحوه خدمت‌رسانی و فروش محصولات به چه صورت است؟ </text:span><text:span text:style-name="T9">اگر شرکت مشترکی وجود نداشته باشد چه کسی عهده‌دار <text:tab/>فروش است؟ فاکتور محصولات را چه کسی صادر می‌کند؟ شرکت ره‌پویان؟</text:span></text:p>
      <text:p text:style-name="P6"><text:span text:style-name="T2">۲ - مالکیت فکری و معنوی پلتفرم ها</text:span><text:span text:style-name="T6">،</text:span><text:span text:style-name="T2"> علایم تجاری و برند و حق شهرت تجاری</text:span><text:span text:style-name="T6">،</text:span><text:span text:style-name="T2"> مالکیت صنعتی و طرح ها و </text:span>دارایی های فکری تحصیل شده در دوران مشارکت (اعم از ثبت شده یا نشده) بالسویه متعلق به طرفین است</text:p>
      <text:p text:style-name="P12"><text:tab/><text:span text:style-name="T3">سوال : </text:span><text:span text:style-name="T4">از ابتدا مالکیت فکری به نام چه کسی ثبت می‌شود؟ بعد از دوران مشارکت چگونه می‌توان در علایم تجاری و بند شریک <text:tab/>بود؟ </text:span></text:p>
      <text:p text:style-name="P7"><text:span text:style-name="T10">۳</text:span><text:span text:style-name="T2"> - کلیه تصمیمات راهبردی و اجرایی در خصوص اجرای این قرارداد از هر حیث از طریق کمیته راهبری مشترک که از </text:span>نمایندگان دانشگاه و شرکت و ۱ نفر بی<text:span text:style-name="T10">‌</text:span>طرف تشکیل شده است، بررسی و جهت تصویب به دانشگاه ارائه می گردد.</text:p>
      <text:p text:style-name="P13"><text:tab/><text:span text:style-name="T3">سوال :</text:span><text:span text:style-name="T5">۱ نفر بی‌طرف چگونه انتخاب می‌شود</text:span><text:span text:style-name="T4">؟ </text:span><text:span text:style-name="T5">چه شرایطی دارد؟ دانشگاهی است؟ تجربه کار صنعتی دارد؟ قدری توضیح لازم <text:tab/>است.</text:span></text:p>
      <text:p text:style-name="P13"><text:span text:style-name="T4"/></text:p>
      <text:p text:style-name="P15">در ادامه می‌توان چند سوال مشابه دیگر را نیز مطرح کرد. منشا همه این سوالات ابهام در نحوه مشارکت است. برای رفع ابهام دو راه به نظر من می‌رسد.</text:p>
      <text:p text:style-name="P15">۱ – تشکیل شرکت مشترک بین طرفین با قدر‌السهم مساوی، که فکر نمی‌کنم مد نظر دو طرف باشد.</text:p>
      <text:p text:style-name="P15"/>
      <text:p text:style-name="P15">۲ – تاکید بر نحوه مشارکت در موضوع نحوه <text:span text:style-name="T11">بهره‌برداری از سرویس‌های مرکز پردازش کلان‌داده و هوش مصنوعی</text:span></text:p>
      <text:p text:style-name="P16"><text:s/>اگر بخواهیم خیلی خلاصه موضوع قرارداد را شرح دهیم می‌توانیم بگوییم:</text:p>
      <text:p text:style-name="P16">قرار است که امکانات سخت افزاری و نرم‌افزاری از طرف شرکت تامین شود <text:s/>و از طرف دانشگاه، فضا و زیرساخت‌های فیزیک لازم تامین شود. منافع مرکز قرار است به صورت مساوی بین دو طرف تقسیم شود. یعنی کار اصلی این مرکز ارائه سرویس‌های پردازشی است. موارد دیگر مثل توسعه محصول، خدمات آموزشی و مواردی از این قبیل احتمالا به قرارداد یا تفاهم‌نامه‌های موردی احتیاج دارد. البته ذکر این موارد در این قرارداد مشکلی ایجاد نمی‌کند.</text:p>
      <text:p text:style-name="P17">در نهایت به نظر من می‌رسد که مورد «۹» یعنی «درآمد حاصل از خدمات ابری و ذخیره‌سازی کلان‌داده» تنها موردی است که می‌توان الآ‌ن در مورد نحوه حصول آن و تقسیم منافع حاصل از آن به قطعیت رسید. <text:span text:style-name="T12">البتّه موارد «۱» و «۲» نیز در همین قالب تعریف می‌شوند.</text:span></text:p>
      <text:p text:style-name="P9">پیشنهاد می‌شود که این مورد از بقیه موارد جدا شود و به آن بیشتر پرداخته شود. </text:p>
      <text:p text:style-name="P9">--------------------------------------</text:p>
      <text:p text:style-name="P9">--------------------------------------</text:p>
      <text:p text:style-name="P9"><draw:custom-shape text:anchor-type="paragraph" draw:z-index="1" draw:name="Shape 2" draw:style-name="gr1" draw:text-style-name="P19" svg:width="0.3122in" svg:height="11.1835in" svg:x="-0.4445in" svg:y="-0.278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موضوع مهم بعدی عدم شفافیت در نحوه سرمایه‌گذاری شرکت است.</text:p>
      <text:p text:style-name="P9">« <text:span text:style-name="T13">شرکت موظف است تجهیزات سخت‌افزاری و نرم‌افزاری مطابق با استانداردهای فنی و</text:span></text:p>
      <text:p text:style-name="P4">ایمنی روز را به ارزش حداقل ۲۰۰ میلیارد تومان تهیه. نصب و راه اندازی و تأمین نماید. بدیهی است ملاک ارزش</text:p>
      <text:p text:style-name="P9">تجهیزات مذکور نظریه هیأت کارشناسان رسمی دادگستری و بر اساس نرخ روز انعقاد اين قرارداد می باشد.»</text:p>
      <text:p text:style-name="P9">با توجّه به تجربه‌ای که در مذاکراتی که مدیر عامل شرکت در یک موضوع جانبی داشته‌ایم، قیمت‌گذاری از دید ایشان احتمال دارد که با نحوه قیمت گذاری از دید دانشگاه متفاوت باشد، حصول نظریه هیات کارشناسان رسمی دادگستری در مورد این تجهیزات ویژه کار آسانی نیست. و اصولا ارجاع به کارشناسان رسمی در هنگامی بروز اختلاف لازم است، نه در ابتدای کار.</text:p>
      <text:p text:style-name="P9">از طرف دیگر تعین قیمت برای تجهیزات نرم‌افزاری بسیار پیچیده است. شاید بهتر بود که تصریح می‌شد که این مبلغ برای تجهیزات سخت‌افزاری است و تامین تجهیزات نرم‌افزاری مورد نیاز، «بدون ذکر مبلغ» به عهده شرکت است. </text:p>
      <text:p text:style-name="P9">پیشنهاد می‌شود سخت‌افزاری که توسّط شرکت تامین خواهد شد به صورت مشخّص و دقیق در قرارداد بیاید تا از ابهام‌های بعدی جلوگیری شود. البتّه در قرارداد به پیوست‌های فنّی اشاره شده است.</text:p>
      <text:p text:style-name="P9">«تمامی اسناد. جداول، نمودارها، نقشه‌ها، برنامه‌های زمان‌بندی و سایر مستندات فنی و اجرایی که در راستای اجرای پروژه</text:p>
      <text:p text:style-name="P9">تهیه و مورد توافق قرار گرفته و به امضای طرفین برسد، به‌عنوان پیوست‌های این قرارداد به شمار می‌آیند.»</text:p>
      <text:p text:style-name="P9">نمی‌دانم از لحاظ حقوقی اشاره به پیوستی که هنوز تهیه نشده درست یا خیر؟ اما به نظر می‌رسد که تهیه پیوست تجهیزات سخت‌افزاری و نرم‌افزاری که شرکت متعهّد به تهیه آن است، لازم باشد.</text:p>
      <text:p text:style-name="P14"><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RKamran" svg:font-family="IRKamran" style:font-pitch="variable"/>
    <style:font-face style:name="IRMashhad" svg:font-family="IRMashhad" style:font-pitch="variable"/>
    <style:font-face style:name="IRTabassom" svg:font-family="IRTabasso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04:12:03.663606892</meta:creation-date>
    <dc:date>2025-05-11T14:16:34.971652552</dc:date>
    <meta:editing-duration>PT12H16M</meta:editing-duration>
    <meta:editing-cycles>48</meta:editing-cycles>
    <meta:generator>LibreOffice/24.2.7.2$Linux_X86_64 LibreOffice_project/420$Build-2</meta:generator>
    <meta:document-statistic meta:table-count="0" meta:image-count="0" meta:object-count="0" meta:page-count="2" meta:paragraph-count="30" meta:word-count="751" meta:character-count="3959" meta:non-whitespace-character-count="3224"/>
  </office:meta>
</office:document-meta>
</file>